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ba8a8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>
      <style:text-properties officeooo:paragraph-rsid="110daef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none" officeooo:rsid="10b7c51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en" fo:country="GB" officeooo:rsid="10555e9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10b7c51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10b7c51a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language="en" fo:country="GB" officeooo:rsid="1052c7f3"/>
    </style:style>
    <style:style style:name="T233" style:family="text">
      <style:text-properties fo:language="en" fo:country="GB" officeooo:rsid="105c8aaa"/>
    </style:style>
    <style:style style:name="T23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7" style:family="text">
      <style:text-properties officeooo:rsid="0f981b1c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2" style:family="text">
      <style:text-properties fo:font-variant="normal" fo:text-transform="none" fo:color="#000000" loext:opacity="87%" fo:letter-spacing="normal" fo:font-style="normal" officeooo:rsid="106260b1"/>
    </style:style>
    <style:style style:name="T26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officeooo:rsid="105f1264"/>
    </style:style>
    <style:style style:name="T265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1"><text:span text:style-name="T238">This </text:span><text:span text:style-name="T242"><text:user-field-get text:name="Distro">AlmaLinux</text:user-field-get></text:span><text:span text:style-name="T239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8"> is supported until </text:span><text:span text:style-name="T240">May</text:span><text:span text:style-name="T238"> </text:span><text:span text:style-name="T241">31</text:span><text:span text:style-name="T251">st</text:span><text:span text:style-name="T241">, </text:span><text:span text:style-name="T238">20</text:span><text:span text:style-name="T241">32</text:span><text:span text:style-name="T238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9"><text:span text:style-name="Strong_20_Emphasis"><text:span text:style-name="T73"/></text:span></text:p>
      <text:p text:style-name="P30"><text:span text:style-name="Strong_20_Emphasis"><text:span text:style-name="T122"/></text:span></text:p>
      <text:p text:style-name="P72">Fill in the text box after &lt;...&gt;</text:p>
      <text:p text:style-name="P16"><text:span text:style-name="T234">&lt;user&gt;</text:span><text:span text:style-name="T216"><text:tab/><text:tab/></text:span><text:span text:style-name="T223"> <text:tab/><text:tab/><text:tab/> </text:span><text:span text:style-name="T217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7"><text:tab/></text:span><text:span text:style-name="T221">e.g.</text:span><text:span text:style-name="T224"> </text:span><text:span text:style-name="T225">Karel Zimmer</text:span></text:p>
      <text:p text:style-name="P75"><text:span text:style-name="T12">&lt;</text:span><text:span text:style-name="T228">user</text:span><text:span text:style-name="T7">na</text:span><text:span text:style-name="T10">me</text:span><text:span text:style-name="T12">&gt;</text:span><text:span text:style-name="T226"><text:tab/><text:tab/><text:tab/> </text:span><text:span text:style-name="T226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6"><text:tab/></text:span><text:span text:style-name="T227">e.g.</text:span><text:span text:style-name="T4"> </text:span><text:span text:style-name="T144">karel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9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7"> </text:span><text:span text:style-name="T214">pc0</text:span><text:span text:style-name="T215">1</text:span></text:p>
      <text:p text:style-name="P17"><text:span text:style-name="T234">&lt;</text:span><text:span text:style-name="T205">user</text:span><text:span text:style-name="T234">&gt;</text:span><text:span text:style-name="T211"><text:tab/><text:tab/></text:span><text:span text:style-name="T223"> <text:tab/><text:tab/><text:tab/> </text:span><text:span text:style-name="T217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7"><text:tab/></text:span><text:span text:style-name="T222">any additional users</text:span></text:p>
      <text:p text:style-name="P75"><text:span text:style-name="T234">&lt;</text:span><text:span text:style-name="T205">user</text:span><text:span text:style-name="T206">n</text:span><text:span text:style-name="T203">a</text:span><text:span text:style-name="T204">me</text:span><text:span text:style-name="T234">&gt;</text:span><text:span text:style-name="T202"><text:tab/><text:tab/><text:tab/> </text:span><text:span text:style-name="T226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6"><text:tab/></text:span><text:span text:style-name="T210">any additional users</text:span></text:p>
      <text:p text:style-name="P73"><text:span text:style-name="T265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5">Not yet on Linux?</text:span></text:span><text:span text:style-name="T137"><text:tab/></text:span><text:span text:style-name="T141">Use</text:span><text:span text:style-name="T138"> </text:span><text:span text:style-name="Strong_20_Emphasis"><text:span text:style-name="T142">Checklist </text:span></text:span><text:span text:style-name="Strong_20_Emphasis"><text:span text:style-name="T143">transfer</text:span></text:span><text:span text:style-name="T138"> o</text:span><text:span text:style-name="T140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.</text:span></text:p>
      <text:p text:style-name="P47"><text:span text:style-name="Strong_20_Emphasis"><text:span text:style-name="T156">New installation?</text:span></text:span><text:span text:style-name="T153"><text:tab/><text:tab/></text:span><text:span text:style-name="T155">Start at chapter</text:span><text:span text:style-name="T153"> </text:span><text:span text:style-name="Strong_20_Emphasis"><text:span text:style-name="T156"><text:bookmark-ref text:reference-format="page" text:ref-name="__RefNumPara__4009_1271708128">2</text:bookmark-ref></text:span></text:span><text:span text:style-name="Strong_20_Emphasis"><text:span text:style-name="T156"><text:s text:c="2"/></text:span></text:span><text:span text:style-name="Strong_20_Emphasis"><text:span text:style-name="T157"><text:bookmark-ref text:reference-format="text" text:ref-name="__RefNumPara__4009_1271708128">Perform installation</text:bookmark-ref></text:span></text:span><text:span text:style-name="T154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7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5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1">Press the Super (Windows/command/magnifier) key or click in the upper left corner.</text:span><text:span text:style-name="T151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5">Boot the computer from</text:span><text:span text:style-name="T150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5"> an</text:span><text:span text:style-name="T147"> </text:span><text:span text:style-name="T134"><text:user-field-get text:name="Distro">AlmaLinux</text:user-field-get></text:span><text:span text:style-name="T149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2"><text:user-field-get text:name="Distro">AlmaLinux</text:user-field-get></text:span><text:span text:style-name="T152"><text:s/></text:span><text:span text:style-name="T21">without modifying any files on the hard drive and also allows installation of </text:span><text:span text:style-name="T152"><text:user-field-get text:name="Distro">AlmaLinux</text:user-field-get></text:span><text:span text:style-name="T152">.</text:span></text:p></text:note-body></text:note></text:span><text:span text:style-name="T145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1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0">karelzimmer.nl/en</text:span></text:a><text:span text:style-name="T82">.</text:span></text:p></text:note-body></text:note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6"><text:s/></text:span><text:span text:style-name="T148">and press the </text:span><text:span text:style-name="T16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8">At</text:span><text:span text:style-name="T169"> </text:span><text:span text:style-name="Strong_20_Emphasis"><text:span text:style-name="T168">WELCOME TO </text:span></text:span><text:span text:style-name="Strong_20_Emphasis"><text:span text:style-name="T180">ALMA</text:span></text:span><text:span text:style-name="Strong_20_Emphasis"><text:span text:style-name="T168">LINUX </text:span></text:span><text:span text:style-name="Strong_20_Emphasis"><text:span text:style-name="T168"><text:user-field-get text:name="Version">9.x</text:user-field-get></text:span></text:span><text:span text:style-name="T182"><text:s/>select language and click </text:span><text:span text:style-name="Strong_20_Emphasis"><text:span text:style-name="T196">Continu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7">SYSTEM</text:span></text:span><text:span text:style-name="T170"> </text:span><text:span text:style-name="T173">click</text:span><text:span text:style-name="T174"> </text:span><text:span text:style-name="Strong_20_Emphasis"><text:span text:style-name="T197">Installati</text:span></text:span><text:span text:style-name="Strong_20_Emphasis"><text:span text:style-name="T198">on Destinatio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4">Check</text:span><text:span text:style-name="T260"> </text:span><text:span text:style-name="T261">the </text:span><text:span text:style-name="Strong_20_Emphasis"><text:span text:style-name="T262">Device Selection</text:span></text:span><text:span text:style-name="T245"> </text:span><text:span text:style-name="T247">and click </text:span><text:span text:style-name="Strong_20_Emphasis"><text:span text:style-name="T246">Done</text:span></text:span><text:span text:style-name="Strong_20_Emphasis"><text:span text:style-name="T24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7">SYSTEM</text:span></text:span><text:span text:style-name="T170"> </text:span><text:span text:style-name="T173">click</text:span><text:span text:style-name="T174"> </text:span><text:span text:style-name="Strong_20_Emphasis"><text:span text:style-name="T197">Netwerk &amp; </text:span></text:span><text:span text:style-name="Strong_20_Emphasis"><text:span text:style-name="T199">H</text:span></text:span><text:span text:style-name="Strong_20_Emphasis"><text:span text:style-name="T197">ost </text:span></text:span><text:span text:style-name="Strong_20_Emphasis"><text:span text:style-name="T199">N</text:span></text:span><text:span text:style-name="Strong_20_Emphasis"><text:span text:style-name="T197">am</text:span></text:span><text:span text:style-name="Strong_20_Emphasis"><text:span text:style-name="T199">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5">Enter you</text:span><text:span text:style-name="T176">r</text:span><text:span text:style-name="T177"> </text:span><text:span text:style-name="Strong_20_Emphasis"><text:span text:style-name="T178">Host </text:span></text:span><text:span text:style-name="Strong_20_Emphasis"><text:span text:style-name="T175">N</text:span></text:span><text:span text:style-name="Strong_20_Emphasis"><text:span text:style-name="T178">am</text:span></text:span><text:span text:style-name="Strong_20_Emphasis"><text:span text:style-name="T175">e</text:span></text:span><text:span text:style-name="T8"> &lt;computerna</text:span><text:span text:style-name="T9">me&gt;</text:span><text:span text:style-name="T179"> </text:span><text:span text:style-name="T175">and click </text:span><text:span text:style-name="Strong_20_Emphasis"><text:span text:style-name="T192">Apply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4">C</text:span><text:span text:style-name="T181">li</text:span><text:span text:style-name="T184">c</text:span><text:span text:style-name="T181">k </text:span><text:span text:style-name="Strong_20_Emphasis"><text:span text:style-name="T191">Don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1">U</text:span><text:span text:style-name="T172">nder</text:span><text:span text:style-name="T169"> </text:span><text:span text:style-name="Strong_20_Emphasis"><text:span text:style-name="T172">USER SETTINGS</text:span></text:span><text:span text:style-name="T185"> </text:span><text:span text:style-name="T186">click</text:span><text:span text:style-name="T187"> </text:span><text:span text:style-name="Strong_20_Emphasis"><text:span text:style-name="T200">User </text:span></text:span><text:span text:style-name="Strong_20_Emphasis"><text:span text:style-name="T201">C</text:span></text:span><text:span text:style-name="Strong_20_Emphasis"><text:span text:style-name="T200">reatio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2">Enter your</text:span><text:span text:style-name="T233"> </text:span><text:span text:style-name="Strong_20_Emphasis"><text:span text:style-name="T69">Full name</text:span></text:span><text:span text:style-name="T54"> </text:span><text:span text:style-name="T234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8">Click</text:span><text:span text:style-name="T189"> </text:span><text:span text:style-name="Strong_20_Emphasis"><text:span text:style-name="T193">Begin </text:span></text:span><text:span text:style-name="Strong_20_Emphasis"><text:span text:style-name="T194">Installatio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8">Click</text:span><text:span text:style-name="T189"> </text:span><text:span text:style-name="Strong_20_Emphasis"><text:span text:style-name="T195">Finish</text:span></text:span><text:span text:style-name="Strong_20_Emphasis"><text:span text:style-name="T193"> </text:span></text:span><text:span text:style-name="Strong_20_Emphasis"><text:span text:style-name="T194">Installatio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0">Restart the system</text:span><text:span text:style-name="T183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6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6">&lt;user&gt;</text:span><text:span text:style-name="T38"><text:note text:id="ftn8" text:note-class="footnote"><text:note-citation>1</text:note-citation><text:note-body><text:p text:style-name="P58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3">Follow the welcome screens.</text:span><text:span text:style-name="T250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3">End of checklist,</text:span><text:span text:style-name="T164"> </text:span><text:span text:style-name="T159"><text:user-field-get text:name="Distro">AlmaLinux</text:user-field-get></text:span><text:span text:style-name="T162"><text:s/></text:span><text:span text:style-name="T158"><text:user-field-get text:name="Version">9.x</text:user-field-get></text:span><text:span text:style-name="T158"><text:s/></text:span><text:span text:style-name="T160">Desktop/</text:span><text:span text:style-name="T161">Workstation</text:span><text:span text:style-name="T121"> </text:span><text:span text:style-name="T163">installation is complete.</text:span></text:p>
      <text:p text:style-name="P21"/>
      <text:p text:style-name="P19"><text:span text:style-name="T252">Written</text:span><text:span text:style-name="T253"> </text:span><text:span text:style-name="T252">by</text:span><text:span text:style-name="T253"> </text:span><text:a xlink:type="simple" xlink:href="mailto:info@karelzimmer.nl?subject=Checklist%20installation%20Linux" text:style-name="Internet_20_link" text:visited-style-name="Visited_20_Internet_20_Link"><text:span text:style-name="T259">Karel Zimmer</text:span></text:a><text:span text:style-name="T254">.</text:span></text:p>
      <text:p text:style-name="P20"><text:span text:style-name="T257">License </text:span><text:span text:style-name="T255">C</text:span><text:span text:style-name="T256">C0</text:span><text:span text:style-name="T254"> 1.0 </text:span><text:span text:style-name="T25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5-07T14:22:55.899761030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55.771381138</dc:date>
    <meta:keyword>Installatie</meta:keyword>
    <meta:keyword>Checklist</meta:keyword>
    <meta:keyword>Linux</meta:keyword>
    <meta:editing-cycles>7018</meta:editing-cycles>
    <meta:editing-duration>P12DT9H37M5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1" meta:character-count="3159" meta:non-whitespace-character-count="2712"/>
    <meta:user-defined meta:name="Info 1"/>
    <meta:user-defined meta:name="Info 2"/>
    <meta:user-defined meta:name="Info 3"/>
    <meta:user-defined meta:name="Info 4"/>
  </office:meta>
</office:document-meta>
</file>